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4701in"/>
    </style:style>
    <style:style style:name="co4" style:family="table-column">
      <style:table-column-properties fo:break-before="auto" style:column-width="0.957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currency-style style:name="N10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2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3" style:family="table-cell" style:parent-style-name="Default" style:data-style-name="N125"/>
    <style:style style:name="ce4" style:family="table-cell" style:parent-style-name="Default" style:data-style-name="N2"/>
    <style:style style:name="ce5" style:family="table-cell" style:parent-style-name="Default" style:data-style-name="N102"/>
    <style:style style:name="ce6" style:family="table-cell" style:parent-style-name="Default" style:data-style-name="N104"/>
    <style:style style:name="ce7" style:family="table-cell" style:parent-style-name="Default" style:data-style-name="N1"/>
  </office:automatic-styles>
  <office:body>
    <office:spreadsheet>
      <table:table table:name="Sheet1" table:style-name="ta1"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number-columns-repeated="7" table:default-cell-style-name="Default"/>
        <table:table-row table:style-name="ro1" table:number-rows-repeated="4">
          <table:table-cell table:number-columns-repeated="13"/>
        </table:table-row>
        <table:table-row table:style-name="ro1">
          <table:table-cell office:value-type="string">
            <text:p>Interest</text:p>
          </table:table-cell>
          <table:table-cell table:style-name="ce2" office:value-type="percentage" office:value="0.12">
            <text:p>12.00%</text:p>
          </table:table-cell>
          <table:table-cell table:number-columns-repeated="11"/>
        </table:table-row>
        <table:table-row table:style-name="ro1">
          <table:table-cell office:value-type="string">
            <text:p>Initial Cost</text:p>
          </table:table-cell>
          <table:table-cell office:value-type="float" office:value="120000">
            <text:p>120000</text:p>
          </table:table-cell>
          <table:table-cell table:number-columns-repeated="11"/>
        </table:table-row>
        <table:table-row table:style-name="ro1">
          <table:table-cell office:value-type="string">
            <text:p>Cost of Pump (year 4)</text:p>
          </table:table-cell>
          <table:table-cell office:value-type="float" office:value="150000">
            <text:p>150000</text:p>
          </table:table-cell>
          <table:table-cell table:number-columns-repeated="11"/>
        </table:table-row>
        <table:table-row table:style-name="ro1">
          <table:table-cell office:value-type="string">
            <text:p>Operating cost (1-4)</text:p>
          </table:table-cell>
          <table:table-cell office:value-type="float" office:value="120000">
            <text:p>120000</text:p>
          </table:table-cell>
          <table:table-cell table:number-columns-repeated="11"/>
        </table:table-row>
        <table:table-row table:style-name="ro1">
          <table:table-cell office:value-type="string">
            <text:p>Operating cost 5</text:p>
          </table:table-cell>
          <table:table-cell office:value-type="float" office:value="95000">
            <text:p>95000</text:p>
          </table:table-cell>
          <table:table-cell table:number-columns-repeated="11"/>
        </table:table-row>
        <table:table-row table:style-name="ro1">
          <table:table-cell office:value-type="string">
            <text:p>Increase</text:p>
          </table:table-cell>
          <table:table-cell table:style-name="ce2" office:value-type="percentage" office:value="0.15">
            <text:p>15.00%</text:p>
          </table:table-cell>
          <table:table-cell table:number-columns-repeated="11"/>
        </table:table-row>
        <table:table-row table:style-name="ro1">
          <table:table-cell office:value-type="string">
            <text:p>Oil produtiction 1</text:p>
          </table:table-cell>
          <table:table-cell office:value-type="float" office:value="6000">
            <text:p>6000</text:p>
          </table:table-cell>
          <table:table-cell table:number-columns-repeated="11"/>
        </table:table-row>
        <table:table-row table:style-name="ro1">
          <table:table-cell office:value-type="string">
            <text:p>Decrease</text:p>
          </table:table-cell>
          <table:table-cell table:style-name="ce2" office:value-type="percentage" office:value="-0.08">
            <text:p>-8.00%</text:p>
          </table:table-cell>
          <table:table-cell table:number-columns-repeated="11"/>
        </table:table-row>
        <table:table-row table:style-name="ro1">
          <table:table-cell office:value-type="string">
            <text:p>Oil production 5-9</text:p>
          </table:table-cell>
          <table:table-cell office:value-type="float" office:value="5000">
            <text:p>5000</text:p>
          </table:table-cell>
          <table:table-cell table:number-columns-repeated="11"/>
        </table:table-row>
        <table:table-row table:style-name="ro1">
          <table:table-cell office:value-type="string">
            <text:p>Average price 1</text:p>
          </table:table-cell>
          <table:table-cell office:value-type="float" office:value="60">
            <text:p>60</text:p>
          </table:table-cell>
          <table:table-cell table:number-columns-repeated="11"/>
        </table:table-row>
        <table:table-row table:style-name="ro1">
          <table:table-cell office:value-type="string">
            <text:p>growth</text:p>
          </table:table-cell>
          <table:table-cell table:style-name="ce2" office:value-type="percentage" office:value="0.01">
            <text:p>1.00%</text:p>
          </table:table-cell>
          <table:table-cell table:number-columns-repeated="11"/>
        </table:table-row>
        <table:table-row table:style-name="ro1">
          <table:table-cell office:value-type="string">
            <text:p>growth</text:p>
          </table:table-cell>
          <table:table-cell table:style-name="ce2" office:value-type="percentage" office:value="0.04">
            <text:p>4.00%</text:p>
          </table:table-cell>
          <table:table-cell table:number-columns-repeated="11"/>
        </table:table-row>
        <table:table-row table:style-name="ro1">
          <table:table-cell office:value-type="string">
            <text:p>rapid</text:p>
          </table:table-cell>
          <table:table-cell table:style-name="ce2" office:value-type="percentage" office:value="0.07">
            <text:p>7.00%</text:p>
          </table:table-cell>
          <table:table-cell table:number-columns-repeated="11"/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table:style-name="ce1" table:number-columns-repeated="11"/>
          <table:table-cell/>
        </table:table-row>
        <table:table-row table:style-name="ro1">
          <table:table-cell table:style-name="ce1" office:value-type="string">
            <text:p>Year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string">
            <text:p>Total</text:p>
          </table:table-cell>
          <table:table-cell/>
        </table:table-row>
        <table:table-row table:style-name="ro1">
          <table:table-cell table:style-name="ce1" office:value-type="string">
            <text:p>Initial Cost</text:p>
          </table:table-cell>
          <table:table-cell table:style-name="ce3" table:formula="of:=[.B6]" office:value-type="currency" office:currency="USD" office:value="120000">
            <text:p>-$120,000.00</text:p>
          </table:table-cell>
          <table:table-cell table:style-name="ce3" table:formula="of:=0" office:value-type="currency" office:currency="USD" office:value="0">
            <text:p>-$0.00</text:p>
          </table:table-cell>
          <table:table-cell table:style-name="ce3" table:formula="of:=0" office:value-type="currency" office:currency="USD" office:value="0">
            <text:p>-$0.00</text:p>
          </table:table-cell>
          <table:table-cell table:style-name="ce3" table:formula="of:=0" office:value-type="currency" office:currency="USD" office:value="0">
            <text:p>-$0.00</text:p>
          </table:table-cell>
          <table:table-cell table:style-name="ce3" table:formula="of:=0" office:value-type="currency" office:currency="USD" office:value="0">
            <text:p>-$0.00</text:p>
          </table:table-cell>
          <table:table-cell table:style-name="ce3" table:formula="of:=0" office:value-type="currency" office:currency="USD" office:value="0">
            <text:p>-$0.00</text:p>
          </table:table-cell>
          <table:table-cell table:style-name="ce3" table:formula="of:=0" office:value-type="currency" office:currency="USD" office:value="0">
            <text:p>-$0.00</text:p>
          </table:table-cell>
          <table:table-cell table:style-name="ce3" table:formula="of:=0" office:value-type="currency" office:currency="USD" office:value="0">
            <text:p>-$0.00</text:p>
          </table:table-cell>
          <table:table-cell table:style-name="ce3" table:formula="of:=0" office:value-type="currency" office:currency="USD" office:value="0">
            <text:p>-$0.00</text:p>
          </table:table-cell>
          <table:table-cell table:style-name="ce3" table:formula="of:=0" office:value-type="currency" office:currency="USD" office:value="0">
            <text:p>-$0.00</text:p>
          </table:table-cell>
          <table:table-cell table:style-name="ce3" table:formula="of:=SUM([.B23:.K23])" office:value-type="currency" office:currency="USD" office:value="120000">
            <text:p>-$120,000.00</text:p>
          </table:table-cell>
          <table:table-cell/>
        </table:table-row>
        <table:table-row table:style-name="ro1">
          <table:table-cell table:style-name="ce1" office:value-type="string">
            <text:p>Pump Cost</text:p>
          </table:table-cell>
          <table:table-cell table:style-name="ce3" table:formula="of:=0" office:value-type="currency" office:currency="USD" office:value="0">
            <text:p>-$0.00</text:p>
          </table:table-cell>
          <table:table-cell table:style-name="ce3" table:formula="of:=0" office:value-type="currency" office:currency="USD" office:value="0">
            <text:p>-$0.00</text:p>
          </table:table-cell>
          <table:table-cell table:style-name="ce3" table:formula="of:=0" office:value-type="currency" office:currency="USD" office:value="0">
            <text:p>-$0.00</text:p>
          </table:table-cell>
          <table:table-cell table:style-name="ce3" table:formula="of:=0" office:value-type="currency" office:currency="USD" office:value="0">
            <text:p>-$0.00</text:p>
          </table:table-cell>
          <table:table-cell table:style-name="ce3" table:formula="of:=[.B6]" office:value-type="currency" office:currency="USD" office:value="120000">
            <text:p>-$120,000.00</text:p>
          </table:table-cell>
          <table:table-cell table:style-name="ce3" table:formula="of:=0" office:value-type="currency" office:currency="USD" office:value="0">
            <text:p>-$0.00</text:p>
          </table:table-cell>
          <table:table-cell table:style-name="ce3" table:formula="of:=0" office:value-type="currency" office:currency="USD" office:value="0">
            <text:p>-$0.00</text:p>
          </table:table-cell>
          <table:table-cell table:style-name="ce3" table:formula="of:=0" office:value-type="currency" office:currency="USD" office:value="0">
            <text:p>-$0.00</text:p>
          </table:table-cell>
          <table:table-cell table:style-name="ce3" table:formula="of:=0" office:value-type="currency" office:currency="USD" office:value="0">
            <text:p>-$0.00</text:p>
          </table:table-cell>
          <table:table-cell table:style-name="ce3" table:formula="of:=0" office:value-type="currency" office:currency="USD" office:value="0">
            <text:p>-$0.00</text:p>
          </table:table-cell>
          <table:table-cell table:style-name="ce3" table:formula="of:=SUM([.B24:.K24])" office:value-type="currency" office:currency="USD" office:value="120000">
            <text:p>-$120,000.00</text:p>
          </table:table-cell>
          <table:table-cell/>
        </table:table-row>
        <table:table-row table:style-name="ro1">
          <table:table-cell table:style-name="ce1" office:value-type="string">
            <text:p>Operating cost</text:p>
          </table:table-cell>
          <table:table-cell table:style-name="ce3" table:formula="of:=[.$B8]" office:value-type="currency" office:currency="USD" office:value="120000">
            <text:p>-$120,000.00</text:p>
          </table:table-cell>
          <table:table-cell table:style-name="ce3" table:formula="of:=[.$B8]" office:value-type="currency" office:currency="USD" office:value="120000">
            <text:p>-$120,000.00</text:p>
          </table:table-cell>
          <table:table-cell table:style-name="ce3" table:formula="of:=[.$B8]" office:value-type="currency" office:currency="USD" office:value="120000">
            <text:p>-$120,000.00</text:p>
          </table:table-cell>
          <table:table-cell table:style-name="ce3" table:formula="of:=[.$B8]" office:value-type="currency" office:currency="USD" office:value="120000">
            <text:p>-$120,000.00</text:p>
          </table:table-cell>
          <table:table-cell table:style-name="ce3" table:formula="of:=[.$B8]" office:value-type="currency" office:currency="USD" office:value="120000">
            <text:p>-$120,000.00</text:p>
          </table:table-cell>
          <table:table-cell table:style-name="ce3" table:formula="of:=[.$B$9]*(1+[.$B$10])^([.G22]-5)" office:value-type="currency" office:currency="USD" office:value="95000">
            <text:p>-$95,000.00</text:p>
          </table:table-cell>
          <table:table-cell table:style-name="ce3" table:formula="of:=[.$B$9]*(1+[.$B$10])^([.H22]-4)" office:value-type="currency" office:currency="USD" office:value="125637.5">
            <text:p>-$125,637.50</text:p>
          </table:table-cell>
          <table:table-cell table:style-name="ce3" table:formula="of:=[.$B$9]*(1+[.$B$10])^([.I22]-4)" office:value-type="currency" office:currency="USD" office:value="144483.125">
            <text:p>-$144,483.13</text:p>
          </table:table-cell>
          <table:table-cell table:style-name="ce3" table:formula="of:=[.$B$9]*(1+[.$B$10])^([.J22]-4)" office:value-type="currency" office:currency="USD" office:value="166155.59375">
            <text:p>-$166,155.59</text:p>
          </table:table-cell>
          <table:table-cell table:style-name="ce3" table:formula="of:=[.$B$9]*(1+[.$B$10])^([.K22]-4)" office:value-type="currency" office:currency="USD" office:value="191078.9328125">
            <text:p>-$191,078.93</text:p>
          </table:table-cell>
          <table:table-cell office:value-type="float" office:value="1322355.15">
            <text:p>1322355.15</text:p>
          </table:table-cell>
          <table:table-cell/>
        </table:table-row>
        <table:table-row table:style-name="ro1">
          <table:table-cell table:style-name="ce1" office:value-type="string">
            <text:p>Oil Production</text:p>
          </table:table-cell>
          <table:table-cell table:style-name="ce4" table:formula="of:=[.$B11]*(1+[.$B12])^[.B22]" office:value-type="float" office:value="6000">
            <text:p>6000.00</text:p>
          </table:table-cell>
          <table:table-cell table:style-name="ce4" table:formula="of:=[.$B11]*(1+[.$B12])^[.C22]" office:value-type="float" office:value="5520">
            <text:p>5520.00</text:p>
          </table:table-cell>
          <table:table-cell table:style-name="ce4" table:formula="of:=[.$B11]*(1+[.$B12])^[.D22]" office:value-type="float" office:value="5078.4">
            <text:p>5078.40</text:p>
          </table:table-cell>
          <table:table-cell table:style-name="ce4" table:formula="of:=[.$B11]*(1+[.$B12])^[.E22]" office:value-type="float" office:value="4672.128">
            <text:p>4672.13</text:p>
          </table:table-cell>
          <table:table-cell table:style-name="ce4" table:formula="of:=[.$B11]*(1+[.$B12])^[.F22]" office:value-type="float" office:value="4298.35776">
            <text:p>4298.36</text:p>
          </table:table-cell>
          <table:table-cell table:style-name="ce4" table:formula="of:=[.$B13]" office:value-type="float" office:value="5000">
            <text:p>5000.00</text:p>
          </table:table-cell>
          <table:table-cell table:style-name="ce4" table:formula="of:=[.$B13]" office:value-type="float" office:value="5000">
            <text:p>5000.00</text:p>
          </table:table-cell>
          <table:table-cell table:style-name="ce4" table:formula="of:=[.$B13]" office:value-type="float" office:value="5000">
            <text:p>5000.00</text:p>
          </table:table-cell>
          <table:table-cell table:style-name="ce4" table:formula="of:=[.$B13]" office:value-type="float" office:value="5000">
            <text:p>5000.00</text:p>
          </table:table-cell>
          <table:table-cell table:style-name="ce4" table:formula="of:=[.$B13]" office:value-type="float" office:value="5000">
            <text:p>5000.00</text:p>
          </table:table-cell>
          <table:table-cell table:style-name="ce4" table:formula="of:=SUM([.B26:.K26])" office:value-type="float" office:value="50568.88576">
            <text:p>50568.89</text:p>
          </table:table-cell>
          <table:table-cell office:value-type="string">
            <text:p>barrels</text:p>
          </table:table-cell>
        </table:table-row>
        <table:table-row table:style-name="ro1">
          <table:table-cell table:style-name="ce1" office:value-type="string">
            <text:p>Oil Sales (Slow)</text:p>
          </table:table-cell>
          <table:table-cell table:style-name="ce5" table:formula="of:=[.B$26] * [.$B$14]*(1+[.$B15])^[.B$22]" office:value-type="currency" office:currency="USD" office:value="360000">
            <text:p>$360,000.00</text:p>
          </table:table-cell>
          <table:table-cell table:style-name="ce5" table:formula="of:=[.C$26] * [.$B$14]*(1+[.$B15])^[.C$22]" office:value-type="currency" office:currency="USD" office:value="334512">
            <text:p>$334,512.00</text:p>
          </table:table-cell>
          <table:table-cell table:style-name="ce5" table:formula="of:=[.D$26] * [.$B$14]*(1+[.$B15])^[.D$22]" office:value-type="currency" office:currency="USD" office:value="310828.5504">
            <text:p>$310,828.55</text:p>
          </table:table-cell>
          <table:table-cell table:style-name="ce5" table:formula="of:=[.E$26] * [.$B$14]*(1+[.$B15])^[.E$22]" office:value-type="currency" office:currency="USD" office:value="288821.88903168">
            <text:p>$288,821.89</text:p>
          </table:table-cell>
          <table:table-cell table:style-name="ce5" table:formula="of:=[.F$26] * [.$B$14]*(1+[.$B15])^[.F$22]" office:value-type="currency" office:currency="USD" office:value="268373.299288237">
            <text:p>$268,373.30</text:p>
          </table:table-cell>
          <table:table-cell table:style-name="ce5" table:formula="of:=[.G$26] * [.$B$14]*(1+[.$B15])^[.G$22]" office:value-type="currency" office:currency="USD" office:value="315303.01503">
            <text:p>$315,303.02</text:p>
          </table:table-cell>
          <table:table-cell table:style-name="ce5" table:formula="of:=[.H$26] * [.$B$14]*(1+[.$B15])^[.H$22]" office:value-type="currency" office:currency="USD" office:value="318456.0451803">
            <text:p>$318,456.05</text:p>
          </table:table-cell>
          <table:table-cell table:style-name="ce5" table:formula="of:=[.I$26] * [.$B$14]*(1+[.$B15])^[.I$22]" office:value-type="currency" office:currency="USD" office:value="321640.605632103">
            <text:p>$321,640.61</text:p>
          </table:table-cell>
          <table:table-cell table:style-name="ce5" table:formula="of:=[.J$26] * [.$B$14]*(1+[.$B15])^[.J$22]" office:value-type="currency" office:currency="USD" office:value="324857.011688424">
            <text:p>$324,857.01</text:p>
          </table:table-cell>
          <table:table-cell table:style-name="ce5" table:formula="of:=[.K$26] * [.$B$14]*(1+[.$B15])^[.K$22]" office:value-type="currency" office:currency="USD" office:value="328105.581805308">
            <text:p>$328,105.58</text:p>
          </table:table-cell>
          <table:table-cell table:formula="of:=SUM([.B27:.K27])" office:value-type="currency" office:currency="USD" office:value="3170897.99805605">
            <text:p>$3,170,898.00</text:p>
          </table:table-cell>
          <table:table-cell/>
        </table:table-row>
        <table:table-row table:style-name="ro1">
          <table:table-cell table:style-name="ce1" office:value-type="string">
            <text:p>Oil Sales (Medium)</text:p>
          </table:table-cell>
          <table:table-cell table:style-name="ce5" table:formula="of:=[.B$26] * [.$B$14]*(1+[.$B16])^[.B$22]" office:value-type="currency" office:currency="USD" office:value="360000">
            <text:p>$360,000.00</text:p>
          </table:table-cell>
          <table:table-cell table:style-name="ce5" table:formula="of:=[.C$26] * [.$B$14]*(1+[.$B16])^[.C$22]" office:value-type="currency" office:currency="USD" office:value="344448">
            <text:p>$344,448.00</text:p>
          </table:table-cell>
          <table:table-cell table:style-name="ce5" table:formula="of:=[.D$26] * [.$B$14]*(1+[.$B16])^[.D$22]" office:value-type="currency" office:currency="USD" office:value="329567.8464">
            <text:p>$329,567.85</text:p>
          </table:table-cell>
          <table:table-cell table:style-name="ce5" table:formula="of:=[.E$26] * [.$B$14]*(1+[.$B16])^[.E$22]" office:value-type="currency" office:currency="USD" office:value="315330.51543552">
            <text:p>$315,330.52</text:p>
          </table:table-cell>
          <table:table-cell table:style-name="ce5" table:formula="of:=[.F$26] * [.$B$14]*(1+[.$B16])^[.F$22]" office:value-type="currency" office:currency="USD" office:value="301708.237168706">
            <text:p>$301,708.24</text:p>
          </table:table-cell>
          <table:table-cell table:style-name="ce5" table:formula="of:=[.G$26] * [.$B$14]*(1+[.$B16])^[.G$22]" office:value-type="currency" office:currency="USD" office:value="364995.87072">
            <text:p>$364,995.87</text:p>
          </table:table-cell>
          <table:table-cell table:style-name="ce5" table:formula="of:=[.H$26] * [.$B$14]*(1+[.$B16])^[.H$22]" office:value-type="currency" office:currency="USD" office:value="379595.7055488">
            <text:p>$379,595.71</text:p>
          </table:table-cell>
          <table:table-cell table:style-name="ce5" table:formula="of:=[.I$26] * [.$B$14]*(1+[.$B16])^[.I$22]" office:value-type="currency" office:currency="USD" office:value="394779.533770752">
            <text:p>$394,779.53</text:p>
          </table:table-cell>
          <table:table-cell table:style-name="ce5" table:formula="of:=[.J$26] * [.$B$14]*(1+[.$B16])^[.J$22]" office:value-type="currency" office:currency="USD" office:value="410570.715121582">
            <text:p>$410,570.72</text:p>
          </table:table-cell>
          <table:table-cell table:style-name="ce5" table:formula="of:=[.K$26] * [.$B$14]*(1+[.$B16])^[.K$22]" office:value-type="currency" office:currency="USD" office:value="426993.543726445">
            <text:p>$426,993.54</text:p>
          </table:table-cell>
          <table:table-cell table:formula="of:=SUM([.B28:.K28])" office:value-type="currency" office:currency="USD" office:value="3627989.96789181">
            <text:p>$3,627,989.97</text:p>
          </table:table-cell>
          <table:table-cell/>
        </table:table-row>
        <table:table-row table:style-name="ro1">
          <table:table-cell table:style-name="ce1" office:value-type="string">
            <text:p>Oil Sales (Rapid)</text:p>
          </table:table-cell>
          <table:table-cell table:style-name="ce5" table:formula="of:=[.B$26] * [.$B$14]*(1+[.$B17])^[.B$22]" office:value-type="currency" office:currency="USD" office:value="360000">
            <text:p>$360,000.00</text:p>
          </table:table-cell>
          <table:table-cell table:style-name="ce5" table:formula="of:=[.C$26] * [.$B$14]*(1+[.$B17])^[.C$22]" office:value-type="currency" office:currency="USD" office:value="354384">
            <text:p>$354,384.00</text:p>
          </table:table-cell>
          <table:table-cell table:style-name="ce5" table:formula="of:=[.D$26] * [.$B$14]*(1+[.$B17])^[.D$22]" office:value-type="currency" office:currency="USD" office:value="348855.6096">
            <text:p>$348,855.61</text:p>
          </table:table-cell>
          <table:table-cell table:style-name="ce5" table:formula="of:=[.E$26] * [.$B$14]*(1+[.$B17])^[.E$22]" office:value-type="currency" office:currency="USD" office:value="343413.46209024">
            <text:p>$343,413.46</text:p>
          </table:table-cell>
          <table:table-cell table:style-name="ce5" table:formula="of:=[.F$26] * [.$B$14]*(1+[.$B17])^[.F$22]" office:value-type="currency" office:currency="USD" office:value="338056.212081632">
            <text:p>$338,056.21</text:p>
          </table:table-cell>
          <table:table-cell table:style-name="ce5" table:formula="of:=[.G$26] * [.$B$14]*(1+[.$B17])^[.G$22]" office:value-type="currency" office:currency="USD" office:value="420765.51921">
            <text:p>$420,765.52</text:p>
          </table:table-cell>
          <table:table-cell table:style-name="ce5" table:formula="of:=[.H$26] * [.$B$14]*(1+[.$B17])^[.H$22]" office:value-type="currency" office:currency="USD" office:value="450219.1055547">
            <text:p>$450,219.11</text:p>
          </table:table-cell>
          <table:table-cell table:style-name="ce5" table:formula="of:=[.I$26] * [.$B$14]*(1+[.$B17])^[.I$22]" office:value-type="currency" office:currency="USD" office:value="481734.442943529">
            <text:p>$481,734.44</text:p>
          </table:table-cell>
          <table:table-cell table:style-name="ce5" table:formula="of:=[.J$26] * [.$B$14]*(1+[.$B17])^[.J$22]" office:value-type="currency" office:currency="USD" office:value="515455.853949576">
            <text:p>$515,455.85</text:p>
          </table:table-cell>
          <table:table-cell table:style-name="ce5" table:formula="of:=[.K$26] * [.$B$14]*(1+[.$B17])^[.K$22]" office:value-type="currency" office:currency="USD" office:value="551537.763726047">
            <text:p>$551,537.76</text:p>
          </table:table-cell>
          <table:table-cell table:formula="of:=SUM([.B29:.K29])" office:value-type="currency" office:currency="USD" office:value="4164421.96915573">
            <text:p>$4,164,421.97</text:p>
          </table:table-cell>
          <table:table-cell/>
        </table:table-row>
        <table:table-row table:style-name="ro1">
          <table:table-cell table:style-name="ce1" office:value-type="string">
            <text:p>Revenue (Slow)</text:p>
          </table:table-cell>
          <table:table-cell table:style-name="ce5" table:formula="of:=[.B27]-[.B$25]-[.B$23]" office:value-type="currency" office:currency="USD" office:value="120000">
            <text:p>$120,000.00</text:p>
          </table:table-cell>
          <table:table-cell table:style-name="ce5" table:formula="of:=[.C27]-[.C$25]-[.C$23]" office:value-type="currency" office:currency="USD" office:value="214512">
            <text:p>$214,512.00</text:p>
          </table:table-cell>
          <table:table-cell table:style-name="ce5" table:formula="of:=[.D27]-[.D$25]-[.D$23]" office:value-type="currency" office:currency="USD" office:value="190828.5504">
            <text:p>$190,828.55</text:p>
          </table:table-cell>
          <table:table-cell table:style-name="ce5" table:formula="of:=[.E27]-[.E$25]-[.E$23]" office:value-type="currency" office:currency="USD" office:value="168821.88903168">
            <text:p>$168,821.89</text:p>
          </table:table-cell>
          <table:table-cell table:style-name="ce5" table:formula="of:=[.F27]-[.F$25]-[.F$23]" office:value-type="currency" office:currency="USD" office:value="148373.299288237">
            <text:p>$148,373.30</text:p>
          </table:table-cell>
          <table:table-cell table:style-name="ce5" table:formula="of:=[.G27]-[.G$25]-[.G$23]" office:value-type="currency" office:currency="USD" office:value="220303.01503">
            <text:p>$220,303.02</text:p>
          </table:table-cell>
          <table:table-cell table:style-name="ce5" table:formula="of:=[.H27]-[.H$25]-[.H$23]" office:value-type="currency" office:currency="USD" office:value="192818.5451803">
            <text:p>$192,818.55</text:p>
          </table:table-cell>
          <table:table-cell table:style-name="ce5" table:formula="of:=[.I27]-[.I$25]-[.I$23]" office:value-type="currency" office:currency="USD" office:value="177157.480632103">
            <text:p>$177,157.48</text:p>
          </table:table-cell>
          <table:table-cell table:style-name="ce5" table:formula="of:=[.J27]-[.J$25]-[.J$23]" office:value-type="currency" office:currency="USD" office:value="158701.417938424">
            <text:p>$158,701.42</text:p>
          </table:table-cell>
          <table:table-cell table:style-name="ce5" table:formula="of:=[.K27]-[.K$25]-[.K$23]" office:value-type="currency" office:currency="USD" office:value="137026.648992808">
            <text:p>$137,026.65</text:p>
          </table:table-cell>
          <table:table-cell table:formula="of:=SUM([.B30:.K30])" office:value-type="currency" office:currency="USD" office:value="1728542.84649355">
            <text:p>$1,728,542.85</text:p>
          </table:table-cell>
          <table:table-cell/>
        </table:table-row>
        <table:table-row table:style-name="ro1">
          <table:table-cell table:style-name="ce1" office:value-type="string">
            <text:p>Revenue (Medium)</text:p>
          </table:table-cell>
          <table:table-cell table:style-name="ce5" table:formula="of:=[.B28]-[.B$25]-[.B$23]" office:value-type="currency" office:currency="USD" office:value="120000">
            <text:p>$120,000.00</text:p>
          </table:table-cell>
          <table:table-cell table:style-name="ce5" table:formula="of:=[.C28]-[.C$25]-[.C$23]" office:value-type="currency" office:currency="USD" office:value="224448">
            <text:p>$224,448.00</text:p>
          </table:table-cell>
          <table:table-cell table:style-name="ce5" table:formula="of:=[.D28]-[.D$25]-[.D$23]" office:value-type="currency" office:currency="USD" office:value="209567.8464">
            <text:p>$209,567.85</text:p>
          </table:table-cell>
          <table:table-cell table:style-name="ce5" table:formula="of:=[.E28]-[.E$25]-[.E$23]" office:value-type="currency" office:currency="USD" office:value="195330.51543552">
            <text:p>$195,330.52</text:p>
          </table:table-cell>
          <table:table-cell table:style-name="ce5" table:formula="of:=[.F28]-[.F$25]-[.F$23]" office:value-type="currency" office:currency="USD" office:value="181708.237168706">
            <text:p>$181,708.24</text:p>
          </table:table-cell>
          <table:table-cell table:style-name="ce5" table:formula="of:=[.G28]-[.G$25]-[.G$23]" office:value-type="currency" office:currency="USD" office:value="269995.87072">
            <text:p>$269,995.87</text:p>
          </table:table-cell>
          <table:table-cell table:style-name="ce5" table:formula="of:=[.H28]-[.H$25]-[.H$23]" office:value-type="currency" office:currency="USD" office:value="253958.2055488">
            <text:p>$253,958.21</text:p>
          </table:table-cell>
          <table:table-cell table:style-name="ce5" table:formula="of:=[.I28]-[.I$25]-[.I$23]" office:value-type="currency" office:currency="USD" office:value="250296.408770752">
            <text:p>$250,296.41</text:p>
          </table:table-cell>
          <table:table-cell table:style-name="ce5" table:formula="of:=[.J28]-[.J$25]-[.J$23]" office:value-type="currency" office:currency="USD" office:value="244415.121371582">
            <text:p>$244,415.12</text:p>
          </table:table-cell>
          <table:table-cell table:style-name="ce5" table:formula="of:=[.K28]-[.K$25]-[.K$23]" office:value-type="currency" office:currency="USD" office:value="235914.610913946">
            <text:p>$235,914.61</text:p>
          </table:table-cell>
          <table:table-cell table:formula="of:=SUM([.B31:.K31])" office:value-type="currency" office:currency="USD" office:value="2185634.81632931">
            <text:p>$2,185,634.82</text:p>
          </table:table-cell>
          <table:table-cell/>
        </table:table-row>
        <table:table-row table:style-name="ro1">
          <table:table-cell table:style-name="ce1" office:value-type="string">
            <text:p>Revenue (Rapid)</text:p>
          </table:table-cell>
          <table:table-cell table:style-name="ce5" table:formula="of:=[.B29]-[.B$25]-[.B$23]" office:value-type="currency" office:currency="USD" office:value="120000">
            <text:p>$120,000.00</text:p>
          </table:table-cell>
          <table:table-cell table:style-name="ce5" table:formula="of:=[.C29]-[.C$25]-[.C$23]" office:value-type="currency" office:currency="USD" office:value="234384">
            <text:p>$234,384.00</text:p>
          </table:table-cell>
          <table:table-cell table:style-name="ce5" table:formula="of:=[.D29]-[.D$25]-[.D$23]" office:value-type="currency" office:currency="USD" office:value="228855.6096">
            <text:p>$228,855.61</text:p>
          </table:table-cell>
          <table:table-cell table:style-name="ce5" table:formula="of:=[.E29]-[.E$25]-[.E$23]" office:value-type="currency" office:currency="USD" office:value="223413.46209024">
            <text:p>$223,413.46</text:p>
          </table:table-cell>
          <table:table-cell table:style-name="ce5" table:formula="of:=[.F29]-[.F$25]-[.F$23]" office:value-type="currency" office:currency="USD" office:value="218056.212081632">
            <text:p>$218,056.21</text:p>
          </table:table-cell>
          <table:table-cell table:style-name="ce5" table:formula="of:=[.G29]-[.G$25]-[.G$23]" office:value-type="currency" office:currency="USD" office:value="325765.51921">
            <text:p>$325,765.52</text:p>
          </table:table-cell>
          <table:table-cell table:style-name="ce5" table:formula="of:=[.H29]-[.H$25]-[.H$23]" office:value-type="currency" office:currency="USD" office:value="324581.6055547">
            <text:p>$324,581.61</text:p>
          </table:table-cell>
          <table:table-cell table:style-name="ce5" table:formula="of:=[.I29]-[.I$25]-[.I$23]" office:value-type="currency" office:currency="USD" office:value="337251.317943529">
            <text:p>$337,251.32</text:p>
          </table:table-cell>
          <table:table-cell table:style-name="ce5" table:formula="of:=[.J29]-[.J$25]-[.J$23]" office:value-type="currency" office:currency="USD" office:value="349300.260199576">
            <text:p>$349,300.26</text:p>
          </table:table-cell>
          <table:table-cell table:style-name="ce5" table:formula="of:=[.K29]-[.K$25]-[.K$23]" office:value-type="currency" office:currency="USD" office:value="360458.830913547">
            <text:p>$360,458.83</text:p>
          </table:table-cell>
          <table:table-cell table:formula="of:=SUM([.B32:.K32])" office:value-type="currency" office:currency="USD" office:value="2722066.81759323">
            <text:p>$2,722,066.82</text:p>
          </table:table-cell>
          <table:table-cell/>
        </table:table-row>
        <table:table-row table:style-name="ro1">
          <table:table-cell office:value-type="string">
            <text:p>Present Value</text:p>
          </table:table-cell>
          <table:table-cell table:formula="of:=[.B32]*(1+[.$B5])^[.B22]" office:value-type="currency" office:currency="USD" office:value="120000">
            <text:p>$120,000.00</text:p>
          </table:table-cell>
          <table:table-cell table:formula="of:=[.C32]*(1+[.$B5])^[.C22]" office:value-type="currency" office:currency="USD" office:value="262510.08">
            <text:p>$262,510.08</text:p>
          </table:table-cell>
          <table:table-cell table:formula="of:=[.D32]*(1+[.$B5])^[.D22]" office:value-type="currency" office:currency="USD" office:value="287076.47668224">
            <text:p>$287,076.48</text:p>
          </table:table-cell>
          <table:table-cell table:formula="of:=[.E32]*(1+[.$B5])^[.E22]" office:value-type="currency" office:currency="USD" office:value="313879.828467517">
            <text:p>$313,879.83</text:p>
          </table:table-cell>
          <table:table-cell table:formula="of:=[.F32]*(1+[.$B5])^[.F22]" office:value-type="currency" office:currency="USD" office:value="343115.671278715">
            <text:p>$343,115.67</text:p>
          </table:table-cell>
          <table:table-cell table:formula="of:=[.G32]*(1+[.$B5])^[.G22]" office:value-type="currency" office:currency="USD" office:value="574110.153453074">
            <text:p>$574,110.15</text:p>
          </table:table-cell>
          <table:table-cell table:formula="of:=[.H32]*(1+[.$B5])^[.H22]" office:value-type="currency" office:currency="USD" office:value="640666.536237313">
            <text:p>$640,666.54</text:p>
          </table:table-cell>
          <table:table-cell table:formula="of:=[.I32]*(1+[.$B5])^[.I22]" office:value-type="currency" office:currency="USD" office:value="745555.218200957">
            <text:p>$745,555.22</text:p>
          </table:table-cell>
          <table:table-cell table:formula="of:=[.J32]*(1+[.$B5])^[.J22]" office:value-type="currency" office:currency="USD" office:value="864854.581724347">
            <text:p>$864,854.58</text:p>
          </table:table-cell>
          <table:table-cell table:formula="of:=[.K32]*(1+[.$B5])^[.K22]" office:value-type="currency" office:currency="USD" office:value="999580.726941686">
            <text:p>$999,580.73</text:p>
          </table:table-cell>
          <table:table-cell table:formula="of:=SUM([.B33:.K33])" office:value-type="currency" office:currency="USD" office:value="5151349.27298585">
            <text:p>$5,151,349.27</text:p>
          </table:table-cell>
          <table:table-cell/>
        </table:table-row>
        <table:table-row table:style-name="ro1">
          <table:table-cell office:value-type="string">
            <text:p>Total Present Worth</text:p>
          </table:table-cell>
          <table:table-cell table:formula="of:=[.B33]" office:value-type="currency" office:currency="USD" office:value="120000">
            <text:p>$120,000.00</text:p>
          </table:table-cell>
          <table:table-cell table:formula="of:=[.C33]+[.B34]" office:value-type="currency" office:currency="USD" office:value="382510.08">
            <text:p>$382,510.08</text:p>
          </table:table-cell>
          <table:table-cell table:formula="of:=[.D33]+[.C34]" office:value-type="currency" office:currency="USD" office:value="669586.55668224">
            <text:p>$669,586.56</text:p>
          </table:table-cell>
          <table:table-cell table:formula="of:=[.E33]+[.D34]" office:value-type="currency" office:currency="USD" office:value="983466.385149757">
            <text:p>$983,466.39</text:p>
          </table:table-cell>
          <table:table-cell table:style-name="ce6" table:formula="of:=[.F33]+[.E34]" office:value-type="currency" office:currency="USD" office:value="1326582.05642847">
            <text:p>$1,326,582.06</text:p>
          </table:table-cell>
          <table:table-cell table:formula="of:=[.G33]+[.F34]" office:value-type="currency" office:currency="USD" office:value="1900692.20988155">
            <text:p>$1,900,692.21</text:p>
          </table:table-cell>
          <table:table-cell table:formula="of:=[.H33]+[.G34]" office:value-type="currency" office:currency="USD" office:value="2541358.74611886">
            <text:p>$2,541,358.75</text:p>
          </table:table-cell>
          <table:table-cell table:formula="of:=[.I33]+[.H34]" office:value-type="currency" office:currency="USD" office:value="3286913.96431981">
            <text:p>$3,286,913.96</text:p>
          </table:table-cell>
          <table:table-cell table:formula="of:=[.J33]+[.I34]" office:value-type="currency" office:currency="USD" office:value="4151768.54604416">
            <text:p>$4,151,768.55</text:p>
          </table:table-cell>
          <table:table-cell table:formula="of:=[.K33]+[.J34]" office:value-type="currency" office:currency="USD" office:value="5151349.27298585">
            <text:p>$5,151,349.27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7" office:value-type="float" office:value="1000000000">
            <text:p>1000000000</text:p>
          </table:table-cell>
          <table:table-cell table:number-columns-repeated="3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1" number:grouping="true"/>
    </number:number-style>
    <number:number-style style:name="N122">
      <number:number number:decimal-places="2" number:min-integer-digits="8" number:grouping="true"/>
    </number:number-style>
    <number:number-style style:name="N123">
      <number:number number:decimal-places="2" number:min-integer-digits="3"/>
    </number:number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2" number:min-integer-digits="1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</number:currency-style>
    <number:currency-style style:name="N126P0" style:volatile="true">
      <number:currency-symbol number:language="en" number:country="US">$</number:currency-symbol>
      <number:number number:decimal-places="2" number:min-integer-digits="0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2" number:min-integer-digits="0" number:grouping="true"/>
      <style:map style:condition="value()&gt;=0" style:apply-style-name="N126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y Maguire</meta:initial-creator>
    <meta:creation-date>2012-05-22T01:42:05</meta:creation-date>
    <meta:generator>LibreOffice/3.5$Linux_X86_64 LibreOffice_project/350m1$Build-2</meta:generator>
    <dc:date>2012-05-22T03:14:15</dc:date>
    <dc:creator>Sandy Maguire</dc:creator>
    <meta:editing-duration>PT1H3M56S</meta:editing-duration>
    <meta:editing-cycles>11</meta:editing-cycles>
    <meta:document-statistic meta:table-count="3" meta:cell-count="183" meta:object-count="0"/>
  </office:meta>
</office:document-meta>
</file>